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1f9cb" officeooo:paragraph-rsid="0011f9cb" style:font-size-asian="14pt" style:font-size-complex="16pt"/>
    </style:style>
    <style:style style:name="P2" style:family="paragraph" style:parent-style-name="Standard">
      <style:paragraph-properties fo:text-align="start" style:justify-single-word="false"/>
      <style:text-properties fo:font-size="12pt" fo:font-weight="bold" officeooo:rsid="0011f9cb" officeooo:paragraph-rsid="0011f9c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1f9cb" officeooo:paragraph-rsid="0015e88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e886" officeooo:paragraph-rsid="0015e88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1f9cb" officeooo:paragraph-rsid="0019f77c"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5e886" style:font-weight-asian="normal" style:font-weight-complex="normal"/>
    </style:style>
    <style:style style:name="T3" style:family="text">
      <style:text-properties fo:font-weight="normal" officeooo:rsid="0017de8a" style:font-weight-asian="normal" style:font-weight-complex="normal"/>
    </style:style>
    <style:style style:name="T4" style:family="text">
      <style:text-properties fo:font-weight="normal" officeooo:rsid="0019f77c" style:font-weight-asian="normal" style:font-weight-complex="normal"/>
    </style:style>
    <style:style style:name="T5" style:family="text">
      <style:text-properties fo:font-weight="normal" officeooo:rsid="001be358" style:font-weight-asian="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5e886" style:font-weight-asian="normal" style:font-weight-complex="normal"/>
    </style:style>
    <style:style style:name="T8" style:family="text">
      <style:text-properties fo:language="en" fo:country="US" fo:font-weight="normal" officeooo:rsid="0019f77c" style:font-weight-asian="normal" style:font-weight-complex="normal"/>
    </style:style>
    <style:style style:name="T9" style:family="text">
      <style:text-properties fo:language="en" fo:country="US" officeooo:rsid="0013e157"/>
    </style:style>
    <style:style style:name="T10" style:family="text">
      <style:text-properties fo:language="en" fo:country="US" officeooo:rsid="0015e886"/>
    </style:style>
    <style:style style:name="T11" style:family="text">
      <style:text-properties officeooo:rsid="0015e886"/>
    </style:style>
    <style:style style:name="T12" style:family="text">
      <style:text-properties officeooo:rsid="0019f77c"/>
    </style:style>
    <style:style style:name="T13" style:family="text">
      <style:text-properties fo:language="fi" fo:country="FI" fo:font-weight="normal" officeooo:rsid="0019f77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määrittely</text:p>
      <text:p text:style-name="P2"><text:line-break/>Aihe: <text:span text:style-name="T1">Lyhin reitti tasossa (Reaaliavaruudessa R</text:span><text:span text:style-name="T6">^2)</text:span></text:p>
      <text:p text:style-name="P3"><text:span text:style-name="T6"><text:line-break/></text:span><text:span text:style-name="T9">Kuvaus: </text:span><text:span text:style-name="T7">Tavoitteena on löytää lyhin polku tasossa yhdestä, jossa esteenä ovat monikulmiot. </text:span><text:span text:style-name="T9"><text:line-break/></text:span></text:p>
      <text:p text:style-name="P4"><text:span text:style-name="T9">Miten ratkaisen ongelman: </text:span><text:span text:style-name="T6">Ratkaisen ongelman kahdella tavalla.<text:line-break/><text:line-break/>Tavalla 1: Mallinan reaaliavaruutta disktreettisella pikseli avaruudella, jonka muutan verkoksi. <text:line-break/><text:line-break/>Tavalla 2: Käytän aputulosta jonka mukaan lyhin polku löytyy siten että polku kääntyy vain monikulmioiden kulmissa. Luon siis verkon jossa mukana ovat alku, loppu ja kulmapisteet. Etäisyys verkon pisteiden välissä mitataan eukliidisella metriikalla ja jos yhteyttä niin ei ole pisteiden välistä yhteyttä</text:span></text:p>
      <text:p text:style-name="P5"><text:span text:style-name="T9"><text:line-break/></text:span><text:span text:style-name="T10">Algoritmit ja tietorakenteet joita käytän</text:span><text:span text:style-name="T11">: </text:span><text:span text:style-name="T2">Käytän A-staria algoritmina ja kekoa tietorakenteena molemissa tavoissa 1 ja 2. Tavassa 2 joutuu myös kehittämään algoritmin joka kertoisi onko pisteiden välistä yhteyttä. Siis leikkaako reitti monikulmiota vai ei.</text:span></text:p>
      <text:p text:style-name="P5"/>
      <text:p text:style-name="P5"><text:span text:style-name="T12">Algoritmien tila ja aikavaativudet:</text:span><text:span text:style-name="T2"><text:line-break/> </text:span><text:span text:style-name="T4">A-star algoritmin aikavaativuus: O((E+V)*log(V)) , missä V on solmujen määrä ja E yhteyksien. Tilavaativuus on O(</text:span><text:span text:style-name="T8">V^2) jos k</text:span><text:span text:style-name="T13">äyttää matriisiesitystä yhteyksien tallentamiseen. </text:span><text:span text:style-name="T11"><text:line-break/><text:line-break/>Syötteitä joita ohjelma saa: </text:span><text:span text:style-name="T2">Syötteenä ohjelma saa monikulmioiden kulmien kordinaatit, sekä lähtö ja loppupisteen. <text:line-break/><text:line-break/></text:span><text:span text:style-name="T12">Output: </text:span><text:span text:style-name="T2">Ohjelma näyttää graafisesti mistä reitti kulkee ja antaa </text:span><text:span text:style-name="T3">funktiona kulkupolun.</text:span></text:p>
      <text:p text:style-name="P3"><text:span text:style-name="T9"><text:line-break/></text:span><text:span text:style-name="T10">Lähteet: </text:span><text:span text:style-name="T7">A-star: http://www.redblobgames.com/pathfinding/a-star/introduction.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3:04:19.589000000</meta:creation-date>
    <dc:date>2014-08-14T16:09:54.583000000</dc:date>
    <meta:editing-duration>PT1H4M28S</meta:editing-duration>
    <meta:editing-cycles>4</meta:editing-cycles>
    <meta:generator>LibreOffice/4.3.0.4$Windows_x86 LibreOffice_project/62ad5818884a2fc2e5780dd45466868d41009ec0</meta:generator>
    <meta:document-statistic meta:table-count="0" meta:image-count="0" meta:object-count="0" meta:page-count="1" meta:paragraph-count="7" meta:word-count="165" meta:character-count="1380" meta:non-whitespace-character-count="1208"/>
  </office:meta>
</office:document-meta>
</file>